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A60EB587BEA85DC.png" manifest:media-type="image/png"/>
  <manifest:file-entry manifest:full-path="Pictures/1000020100000780000004386E233A79EEE54949.png" manifest:media-type="image/png"/>
  <manifest:file-entry manifest:full-path="Pictures/100002010000078000000438789858B57EB59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.018cm" svg:y="0.016cm">
          <draw:image xlink:href="Pictures/1000020100000780000004386E233A79EEE549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7.999cm" svg:height="15.749cm" svg:x="0.001cm" svg:y="0.507cm">
          <draw:image xlink:href="Pictures/100002010000078000000438789858B57EB59B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63cm" svg:height="15.729cm" svg:x="0.231cm" svg:y="0.508cm" presentation:class="graphic" presentation:user-transformed="true">
          <draw:image xlink:href="Pictures/1000020100000780000004382A60EB587BEA85D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1:37:41.373344366</meta:creation-date>
    <dc:date>2020-07-11T11:47:16.708226639</dc:date>
    <meta:editing-duration>PT7M39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